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officeooo:rsid="000ccbd1" officeooo:paragraph-rsid="000ccbd1" style:font-size-asian="20pt" style:font-size-complex="20pt"/>
    </style:style>
    <style:style style:name="P2" style:family="paragraph" style:parent-style-name="Standard">
      <style:text-properties fo:font-size="16pt" officeooo:rsid="000e8488" officeooo:paragraph-rsid="000e8488" style:font-size-asian="12.8999996185303pt" style:font-size-complex="14.75pt"/>
    </style:style>
    <style:style style:name="P3" style:family="paragraph" style:parent-style-name="Standard">
      <style:text-properties fo:font-size="16pt" officeooo:rsid="000ccbd1" officeooo:paragraph-rsid="000ccbd1" style:font-size-asian="12.8999996185303pt" style:font-size-complex="14.75pt"/>
    </style:style>
    <style:style style:name="P4" style:family="paragraph" style:parent-style-name="Standard">
      <style:text-properties fo:font-size="16pt" officeooo:rsid="0014b60e" officeooo:paragraph-rsid="0014b60e" style:font-size-asian="12.8999996185303pt" style:font-size-complex="14.75pt"/>
    </style:style>
    <style:style style:name="P5" style:family="paragraph" style:parent-style-name="Standard">
      <style:text-properties fo:font-size="16pt" officeooo:rsid="00188c98" officeooo:paragraph-rsid="00188c98" style:font-size-asian="12.8999996185303pt" style:font-size-complex="14.75pt"/>
    </style:style>
    <style:style style:name="P6" style:family="paragraph" style:parent-style-name="Standard">
      <style:text-properties fo:font-size="16pt" officeooo:rsid="000e8488" officeooo:paragraph-rsid="000e8488" style:font-size-asian="16pt" style:font-size-complex="16pt"/>
    </style:style>
    <style:style style:name="P7" style:family="paragraph" style:parent-style-name="Standard">
      <style:text-properties fo:font-size="13pt" officeooo:rsid="000e8488" officeooo:paragraph-rsid="000e8488" style:font-size-asian="10.5pt" style:font-size-complex="12pt"/>
    </style:style>
    <style:style style:name="P8" style:family="paragraph" style:parent-style-name="Standard">
      <style:text-properties fo:font-size="13pt" officeooo:rsid="000f08b8" officeooo:paragraph-rsid="000f08b8" style:font-size-asian="10.5pt" style:font-size-complex="12pt"/>
    </style:style>
    <style:style style:name="P9" style:family="paragraph" style:parent-style-name="Standard">
      <style:text-properties fo:font-size="13pt" officeooo:rsid="00109cb4" officeooo:paragraph-rsid="00109cb4" style:font-size-asian="10.5pt" style:font-size-complex="12pt"/>
    </style:style>
    <style:style style:name="P10" style:family="paragraph" style:parent-style-name="Standard">
      <style:text-properties fo:font-size="13pt" officeooo:rsid="00124531" officeooo:paragraph-rsid="00124531" style:font-size-asian="10.5pt" style:font-size-complex="12pt"/>
    </style:style>
    <style:style style:name="P11" style:family="paragraph" style:parent-style-name="Standard">
      <style:text-properties fo:font-size="13pt" officeooo:rsid="00157300" officeooo:paragraph-rsid="00157300" style:font-size-asian="10.5pt" style:font-size-complex="12pt"/>
    </style:style>
    <style:style style:name="P12" style:family="paragraph" style:parent-style-name="Standard">
      <style:text-properties fo:font-size="13pt" officeooo:rsid="00188c98" officeooo:paragraph-rsid="00194606" style:font-size-asian="10.5pt" style:font-size-complex="12pt"/>
    </style:style>
    <style:style style:name="P13" style:family="paragraph" style:parent-style-name="Standard">
      <style:text-properties fo:font-size="13pt" officeooo:rsid="00188c98" officeooo:paragraph-rsid="001a461d" style:font-size-asian="10.5pt" style:font-size-complex="12pt"/>
    </style:style>
    <style:style style:name="P14" style:family="paragraph" style:parent-style-name="Standard">
      <style:text-properties fo:font-size="13pt" officeooo:rsid="001c8625" officeooo:paragraph-rsid="001c8625" style:font-size-asian="10.5pt" style:font-size-complex="12pt"/>
    </style:style>
    <style:style style:name="P15" style:family="paragraph" style:parent-style-name="Standard">
      <style:text-properties fo:font-size="13pt" officeooo:rsid="00281be5" officeooo:paragraph-rsid="00281be5" style:font-size-asian="10.5pt" style:font-size-complex="12pt"/>
    </style:style>
    <style:style style:name="P16" style:family="paragraph" style:parent-style-name="Standard">
      <style:text-properties fo:font-size="13pt" fo:font-weight="normal" officeooo:rsid="000e8488" officeooo:paragraph-rsid="000e8488" style:font-size-asian="10.5pt" style:font-weight-asian="normal" style:font-size-complex="12pt" style:font-weight-complex="normal"/>
    </style:style>
    <style:style style:name="P17" style:family="paragraph" style:parent-style-name="Standard">
      <style:text-properties officeooo:paragraph-rsid="000e8488"/>
    </style:style>
    <style:style style:name="P18" style:family="paragraph" style:parent-style-name="Standard">
      <style:text-properties officeooo:rsid="000e8488" officeooo:paragraph-rsid="000e8488"/>
    </style:style>
    <style:style style:name="P19" style:family="paragraph" style:parent-style-name="Standard" style:list-style-name="L1">
      <style:text-properties fo:font-size="13pt" officeooo:rsid="0016bed9" officeooo:paragraph-rsid="0016bed9" style:font-size-asian="10.5pt" style:font-size-complex="12pt"/>
    </style:style>
    <style:style style:name="P20" style:family="paragraph" style:parent-style-name="Standard" style:list-style-name="L1">
      <style:text-properties fo:font-size="13pt" officeooo:rsid="00176cee" officeooo:paragraph-rsid="00176cee" style:font-size-asian="10.5pt" style:font-size-complex="12pt"/>
    </style:style>
    <style:style style:name="P21" style:family="paragraph" style:parent-style-name="Standard">
      <style:text-properties fo:font-size="13pt" officeooo:rsid="00176cee" officeooo:paragraph-rsid="00176cee" style:font-size-asian="10.5pt" style:font-size-complex="12pt"/>
    </style:style>
    <style:style style:name="P22" style:family="paragraph" style:parent-style-name="Standard">
      <style:text-properties fo:font-size="16pt" officeooo:rsid="002d3913" officeooo:paragraph-rsid="002d3913" style:font-size-asian="12.8999996185303pt" style:font-size-complex="14.75pt"/>
    </style:style>
    <style:style style:name="T1" style:family="text">
      <style:text-properties fo:font-size="13pt" officeooo:rsid="000e8488" style:font-size-asian="13pt" style:font-size-complex="13pt"/>
    </style:style>
    <style:style style:name="T2" style:family="text">
      <style:text-properties fo:font-size="13pt" style:font-size-asian="10.5pt" style:font-size-complex="12pt"/>
    </style:style>
    <style:style style:name="T3" style:family="text">
      <style:text-properties fo:font-size="13pt" officeooo:rsid="000e8488" style:font-size-asian="10.5pt" style:font-size-complex="12pt"/>
    </style:style>
    <style:style style:name="T4" style:family="text">
      <style:text-properties officeooo:rsid="000f08b8"/>
    </style:style>
    <style:style style:name="T5" style:family="text">
      <style:text-properties officeooo:rsid="00124531"/>
    </style:style>
    <style:style style:name="T6" style:family="text">
      <style:text-properties officeooo:rsid="0012fc76"/>
    </style:style>
    <style:style style:name="T7" style:family="text">
      <style:text-properties officeooo:rsid="00194606"/>
    </style:style>
    <style:style style:name="T8" style:family="text">
      <style:text-properties officeooo:rsid="001a461d"/>
    </style:style>
    <style:style style:name="T9" style:family="text">
      <style:text-properties officeooo:rsid="001acf2b"/>
    </style:style>
    <style:style style:name="T10" style:family="text">
      <style:text-properties officeooo:rsid="001d5d69"/>
    </style:style>
    <style:style style:name="T11" style:family="text">
      <style:text-properties officeooo:rsid="001ecf40"/>
    </style:style>
    <style:style style:name="T12" style:family="text">
      <style:text-properties officeooo:rsid="001feb33"/>
    </style:style>
    <style:style style:name="T13" style:family="text">
      <style:text-properties officeooo:rsid="00231c2f"/>
    </style:style>
    <style:style style:name="T14" style:family="text">
      <style:text-properties officeooo:rsid="002505dc"/>
    </style:style>
    <style:style style:name="T15" style:family="text">
      <style:text-properties officeooo:rsid="00281be5"/>
    </style:style>
    <style:style style:name="T16" style:family="text">
      <style:text-properties officeooo:rsid="0028ca04"/>
    </style:style>
    <style:style style:name="T17" style:family="text">
      <style:text-properties officeooo:rsid="002a48d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RGPD <text:span text:style-name="T1">(Règlement Général sur la Protection des Données)</text:span></text:p>
      <text:p text:style-name="P1"><text:a xlink:type="simple" xlink:href="https://www.cnil.fr/fr/comprendre-le-rgpd" text:style-name="Internet_20_link" text:visited-style-name="Visited_20_Internet_20_Link"><text:span text:style-name="T1">https://www.cnil.fr/fr/comprendre-le-rgpd</text:span></text:a></text:p>
      <text:p text:style-name="P1"><text:a xlink:type="simple" xlink:href="https://www.cnil.fr/fr/rgpd-de-quoi-parle-t-on" text:style-name="Internet_20_link" text:visited-style-name="Visited_20_Internet_20_Link"><text:span text:style-name="T1">https://www.cnil.fr/fr/rgpd-de-quoi-parle-t-on</text:span></text:a></text:p>
      <text:p text:style-name="P1"/>
      <text:p text:style-name="P3"/>
      <text:p text:style-name="P2">C’est quoi ?</text:p>
      <text:p text:style-name="P7"><text:span text:style-name="T6">Depuis 2018 c</text:span>’est le document émit par l’Union Européenne pour établir <text:span text:style-name="T6">d</text:span>es règles concernant la collecte, <text:span text:style-name="T6">le stockage</text:span> et le traitement des données personnelles.</text:p>
      <text:p text:style-name="P7"/>
      <text:p text:style-name="P2">Les données personnelles</text:p>
      <text:p text:style-name="P7">C’est tout ce qui peut identifier une personne.</text:p>
      <text:p text:style-name="P16">Directement :</text:p>
      <text:p text:style-name="P7">- Nom, prénom , adresse, âge, sexe, lieu de travail ou d’études, activités de loisirs.</text:p>
      <text:p text:style-name="P7">Indirectement :</text:p>
      <text:p text:style-name="P17"><text:span text:style-name="T3">- Tous les (identifiants) comme un n° client, n° téléphone, les données biométrique, les caractéristiques physique particulières, </text:span>, physiologique, génétique, psychique, économique, culturelle ou sociale, mais aussi la voix ou l’image).</text:p>
      <text:p text:style-name="P17"/>
      <text:p text:style-name="P18">Avec quelques unes de ces informations et des croisements de données stockées dans une base de données on peut identifier une personne physique. Même si le nom le nom n’est pas stocké.</text:p>
      <text:p text:style-name="P18"/>
      <text:p text:style-name="P6">Le trait<text:span text:style-name="T4">e</text:span>ment de données personnelles</text:p>
      <text:p text:style-name="P8">S’il doit y avoir un traitement de données il devra servir dans un but précis et non pas dans une éventualité non définie. </text:p>
      <text:p text:style-name="P8">Chaque traitement doit être fait pour une bonne raison et dans le cadre de la loi, il doit aussi être en rapport avec votre activité professionnelle.</text:p>
      <text:p text:style-name="P9">Ex. : Les données relatives à la gestion de clientèle.</text:p>
      <text:p text:style-name="P9"/>
      <text:p text:style-name="P9">Ne sont pas considéré comme traitement de données personnelles <text:span text:style-name="T5">les informations concernant les entreprises.</text:span></text:p>
      <text:p text:style-name="P9"/>
      <text:p text:style-name="P10">Les fichiers stockant des informations sur d’autres support que l’informatique sont aussi visés par le RGPD.</text:p>
      <text:p text:style-name="P10"/>
      <text:p text:style-name="P5">La portée du RGPD</text:p>
      <text:p text:style-name="P12">Le RGPD concerne toutes les entreprises ou organismes public ou non à partir du moment :</text:p>
      <text:p text:style-name="P13">- <text:s/><text:span text:style-name="T7">Où </text:span>ils traitent des donné<text:span text:style-name="T7">es personnelles pour eux même ou pour le compte d’une partie tierce.</text:span></text:p>
      <text:p text:style-name="P13"><text:span text:style-name="T7">- </text:span><text:span text:style-name="T8">Où exercent leur activités</text:span><text:span text:style-name="T7"> </text:span><text:span text:style-name="T9">sur le territoire de l’Union Européenne.</text:span></text:p>
      <text:p text:style-name="P13">- <text:span text:style-name="T9">Où leurs activités visent des résidents Européens.</text:span></text:p>
      <text:p text:style-name="P13"/>
      <text:p text:style-name="P14"><text:soft-page-break/>Son <text:span text:style-name="T10">aussi</text:span> soumis au RGPD les entreprises travaillant à l’export ainsi que les entreprises étrangères <text:span text:style-name="T10">qui font du e-commerce avec livraison sur le territoire de l’UE.</text:span></text:p>
      <text:p text:style-name="P10"/>
      <text:p text:style-name="P4">La CNIL</text:p>
      <text:p text:style-name="P15"><text:span text:style-name="T17">L</text:span>a <text:span text:style-name="T16">Commission Nationale de l’Informatique et des Libertés </text:span><text:span text:style-name="T17">est l’organisme français indépendant de l’état qui s’occupe de la protection des données des citoyens. Elle est chargée de faire respecter le RGPD.</text:span></text:p>
      <text:p text:style-name="P15"/>
      <text:p text:style-name="P11"><text:span text:style-name="T17">Elle p</text:span>ropose 6 bons réflexes</text:p>
      <text:p text:style-name="P11"/>
      <text:list xml:id="list4249055412" text:style-name="L1">
        <text:list-item>
          <text:p text:style-name="P19">Ne collecter que les <text:span text:style-name="T17">d</text:span>onnées strictement nécessaires à votre objectifs et pas de données récoltées pour des besoins futurs.</text:p>
        </text:list-item>
        <text:list-item>
          <text:p text:style-name="P19">Être transparent en informant clairement les utilisateurs de l’usage des données dés leurs récoltes.</text:p>
        </text:list-item>
        <text:list-item>
          <text:p text:style-name="P20">Organiser et faciliter l’exercice des droits des personnes, <text:span text:style-name="T11">c’est à dire rendre facilement et rapidement la consultation, l’accès, </text:span><text:span text:style-name="T12">la modification, la suppression et l’opposition (sauf si c’est un fichier du gouvernement). </text:span><text:span text:style-name="T13">Tout cela par voie électronique avec une adresse dédiée.</text:span></text:p>
        </text:list-item>
        <text:list-item>
          <text:p text:style-name="P20"><text:span text:style-name="T13">F</text:span>ixer des durée de conservation <text:span text:style-name="T14">car si elles dépassent le temps strictement nécessaire à la réalisation de l’objectif elles devront êtres détruites. S’il y besoin d’une conservation plus longue elles devront être anonymisées ou archivées selon les règles de conservation des archives publiques.</text:span></text:p>
        </text:list-item>
        <text:list-item>
          <text:p text:style-name="P20">Sécuriser et identifier les risques. <text:span text:style-name="T15">Il faut s’assurer de la sécurité physique des locaux et du matériel informatique. Ainsi que les droits d’accès aux données en fonctions de leur importances.</text:span></text:p>
        </text:list-item>
        <text:list-item>
          <text:p text:style-name="P20">Inscrire la mise en conformité dans une démarche continue <text:span text:style-name="T15">par la constante remise en question des traitements, des mesures de sécurité et leur procédure.</text:span></text:p>
        </text:list-item>
      </text:list>
      <text:p text:style-name="P21"/>
      <text:p text:style-name="P21"/>
      <text:p text:style-name="P22">La norme PCI DSS <text:span text:style-name="T2">(Payement Card Industry Data Security Standard)</text:span></text:p>
      <text:p text:style-name="P22"><text:span text:style-name="T2"/></text:p>
      <text:p text:style-name="P22"><text:span text:style-name="T2">Norme pour toutes les entreprises qui traitent des données bancaires. Que ce soit les plateformes qui offres des services aux entreprises ou les fournisseurs tous doivent respecter la norme PCI DSS.</text:span></text:p>
      <text:p text:style-name="P22"><text:span text:style-name="T2"/></text:p>
      <text:p text:style-name="P22"><text:span text:style-name="T2">Dés qu’il y a des données bancaires qui circulent via une application web (achat ou abonnement) il faut chiffrer les transmissions. Les données qui ne respectent pas la norme s’exposent à des amendes.</text:span></text:p>
      <text:list xml:id="list105317999244000" text:continue-numbering="true" text:style-name="L1">
        <text:list-header>
          <text:p text:style-name="P20"/>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3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3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6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3pt"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3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3pt"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1T10:38:52.356000000</meta:creation-date>
    <meta:generator>LibreOffice/7.5.2.2$Windows_X86_64 LibreOffice_project/53bb9681a964705cf672590721dbc85eb4d0c3a2</meta:generator>
    <dc:date>2023-04-19T10:53:15.764000000</dc:date>
    <meta:editing-duration>PT2H26M25S</meta:editing-duration>
    <meta:editing-cycles>26</meta:editing-cycles>
    <meta:document-statistic meta:table-count="0" meta:image-count="0" meta:object-count="0" meta:page-count="2" meta:paragraph-count="36" meta:word-count="595" meta:character-count="3841" meta:non-whitespace-character-count="3286"/>
  </office:meta>
</office:document-meta>
</file>